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7.938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Text_20_body">
      <style:paragraph-properties>
        <style:tab-stops>
          <style:tab-stop style:position="7.938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Text_20_body">
      <style:paragraph-properties>
        <style:tab-stops>
          <style:tab-stop style:position="7.938cm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mpion Chef – Сюжет</text:h>
      <text:p text:style-name="Text_20_body"/>
      <text:p text:style-name="P1">Вступление</text:p>
      <text:p text:style-name="P2">Страница 1:</text:p>
      <text:p text:style-name="P2">Дженнифер заканчивает кулинарную школу. </text:p>
      <text:p text:style-name="P2">Дженнифер отказывается от предложения работы у знакомых в обычном ресторане</text:p>
      <text:p text:style-name="P2">Она обсуждает с друзьями свою мечту иметь собственный ресторан на Гавайях.</text:p>
      <text:p text:style-name="P2"/>
      <text:p text:style-name="P2">Страница 2:</text:p>
      <text:p text:style-name="P2">Она составляет смету и понимает, что столько денег будет зарабатывать очень долго.</text:p>
      <text:p text:style-name="P2">Джен пытается взять кредит в банке, но ей отказывают, потому что у нее ничего нет.</text:p>
      <text:p text:style-name="P2"/>
      <text:p text:style-name="P2">Страница 3:</text:p>
      <text:p text:style-name="P2">Ей на глаза попадается объявление о конкурсе молодых поваров с большим призовым фондом. «Это мой шанс», решает девушка. Джен проходит кастинг на конкурс.</text:p>
      <text:p text:style-name="P2"/>
      <text:p text:style-name="P2"/>
      <text:p text:style-name="P3">Эпизод 1 – Ковбойский ресторан</text:p>
      <text:p text:style-name="P2"/>
      <text:p text:style-name="P2"/>
      <text:p text:style-name="P2"/>
      <text:p text:style-name="P4"/>
      <text:p text:style-name="P3">Прохождение эпизодов и виртуальный конкурент</text:p>
      <text:p text:style-name="P2"/>
      <text:p text:style-name="P2">После каждого эпизода считается общая сумма баллов и выявляются места на 6 человек. Прохождение всех уровней с экспертным счетом автоматически дает первое место. Простое прохождение – второе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14T15:04:53</meta:creation-date>
    <dc:date>2007-05-14T16:15:00</dc:date>
    <dc:language>en-US</dc:language>
    <meta:editing-cycles>4</meta:editing-cycles>
    <meta:editing-duration>PT1H10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120" meta:character-count="836"/>
  </office:meta>
</office:document-meta>
</file>